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43cm" table:align="left"/>
    </style:style>
    <style:style style:name="Table1.A" style:family="table-column">
      <style:table-column-properties style:column-width="3.78cm"/>
    </style:style>
    <style:style style:name="Table1.B" style:family="table-column">
      <style:table-column-properties style:column-width="1.03cm"/>
    </style:style>
    <style:style style:name="Table1.C" style:family="table-column">
      <style:table-column-properties style:column-width="1.281cm"/>
    </style:style>
    <style:style style:name="Table1.D" style:family="table-column">
      <style:table-column-properties style:column-width="1.15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247cm"/>
    </style:style>
    <style:style style:name="Table2.B" style:family="table-column">
      <style:table-column-properties style:column-width="9.331cm"/>
    </style:style>
    <style:style style:name="Table2.C" style:family="table-column">
      <style:table-column-properties style:column-width="6.42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5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 sequence-to-sequence models, X refers to the input sequences (historical data) that we use to predict future outcomes, and Y refers to the target sequences (future data) that the model will try to predict.</text:p>
      <text:h text:style-name="Heading_20_3" text:outline-level="3">Key Concepts:</text:h>
      <text:list xml:id="list3394960482" text:style-name="L1">
        <text:list-item>
          <text:p text:style-name="P6"><text:span text:style-name="Strong_20_Emphasis">Window Size</text:span>: The length of the input sequence (how many time steps of data we use to predict the future).</text:p>
        </text:list-item>
        <text:list-item>
          <text:p text:style-name="P1"><text:span text:style-name="Strong_20_Emphasis">Prediction Horizon</text:span>: The number of time steps ahead that we are trying to predict.</text:p>
        </text:list-item>
      </text:list>
      <text:p text:style-name="Text_20_body">For example:</text:p>
      <text:list xml:id="list4215644156" text:style-name="L2">
        <text:list-item>
          <text:p text:style-name="P7">Suppose you want to predict the next 3 time steps (Prediction Horizon = 3) using the previous 5 time steps (Window Size = 5).</text:p>
        </text:list-item>
        <text:list-item>
          <text:p text:style-name="P2">For each sequence, X will consist of 5 time steps, and Y will contain the next 3 time steps.</text:p>
        </text:list-item>
      </text:list>
      <text:h text:style-name="Heading_20_3" text:outline-level="3">Example:</text:h>
      <text:p text:style-name="Text_20_body">Consider the following sample AIS data (with columns: <text:span text:style-name="Source_20_Text">BaseDateTime</text:span>, <text:span text:style-name="Source_20_Text">LAT</text:span>, <text:span text:style-name="Source_20_Text">LON</text:span>, <text:span text:style-name="Source_20_Text">SOG</text:span>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3899109795024">
            <table:table-cell table:style-name="Table1.A1" office:value-type="string">
              <text:p text:style-name="Table_20_Heading">BaseDateTime</text:p>
            </table:table-cell>
            <table:table-cell table:style-name="Table1.A1" office:value-type="string">
              <text:p text:style-name="Table_20_Heading">LAT</text:p>
            </table:table-cell>
            <table:table-cell table:style-name="Table1.A1" office:value-type="string">
              <text:p text:style-name="Table_20_Heading">LON</text:p>
            </table:table-cell>
            <table:table-cell table:style-name="Table1.A1" office:value-type="string">
              <text:p text:style-name="Table_20_Heading">SOG</text:p>
            </table:table-cell>
          </table:table-row>
        </table:table-header-rows>
        <table:table-row table:style-name="TableLine93899109795024">
          <table:table-cell table:style-name="Table1.A1" office:value-type="string">
            <text:p text:style-name="Table_20_Contents">2024-12-10 00:00:00</text:p>
          </table:table-cell>
          <table:table-cell table:style-name="Table1.A1" office:value-type="string">
            <text:p text:style-name="Table_20_Contents">37.0</text:p>
          </table:table-cell>
          <table:table-cell table:style-name="Table1.A1" office:value-type="string">
            <text:p text:style-name="Table_20_Contents">-122.0</text:p>
          </table:table-cell>
          <table:table-cell table:style-name="Table1.A1" office:value-type="string">
            <text:p text:style-name="Table_20_Contents">5.0</text:p>
          </table:table-cell>
        </table:table-row>
        <table:table-row table:style-name="TableLine93899109795024">
          <table:table-cell table:style-name="Table1.A1" office:value-type="string">
            <text:p text:style-name="Table_20_Contents">2024-12-10 00:01:00</text:p>
          </table:table-cell>
          <table:table-cell table:style-name="Table1.A1" office:value-type="string">
            <text:p text:style-name="Table_20_Contents">37.1</text:p>
          </table:table-cell>
          <table:table-cell table:style-name="Table1.A1" office:value-type="string">
            <text:p text:style-name="Table_20_Contents">-122.1</text:p>
          </table:table-cell>
          <table:table-cell table:style-name="Table1.A1" office:value-type="string">
            <text:p text:style-name="Table_20_Contents">8.0</text:p>
          </table:table-cell>
        </table:table-row>
        <table:table-row table:style-name="TableLine93899109795024">
          <table:table-cell table:style-name="Table1.A1" office:value-type="string">
            <text:p text:style-name="Table_20_Contents">2024-12-10 00:02:00</text:p>
          </table:table-cell>
          <table:table-cell table:style-name="Table1.A1" office:value-type="string">
            <text:p text:style-name="Table_20_Contents">37.2</text:p>
          </table:table-cell>
          <table:table-cell table:style-name="Table1.A1" office:value-type="string">
            <text:p text:style-name="Table_20_Contents">-122.2</text:p>
          </table:table-cell>
          <table:table-cell table:style-name="Table1.A1" office:value-type="string">
            <text:p text:style-name="Table_20_Contents">15.0</text:p>
          </table:table-cell>
        </table:table-row>
        <table:table-row table:style-name="TableLine93899109795024">
          <table:table-cell table:style-name="Table1.A1" office:value-type="string">
            <text:p text:style-name="Table_20_Contents">2024-12-10 00:03:00</text:p>
          </table:table-cell>
          <table:table-cell table:style-name="Table1.A1" office:value-type="string">
            <text:p text:style-name="Table_20_Contents">37.3</text:p>
          </table:table-cell>
          <table:table-cell table:style-name="Table1.A1" office:value-type="string">
            <text:p text:style-name="Table_20_Contents">-122.3</text:p>
          </table:table-cell>
          <table:table-cell table:style-name="Table1.A1" office:value-type="string">
            <text:p text:style-name="Table_20_Contents">18.0</text:p>
          </table:table-cell>
        </table:table-row>
        <table:table-row table:style-name="TableLine93899109795024">
          <table:table-cell table:style-name="Table1.A1" office:value-type="string">
            <text:p text:style-name="Table_20_Contents">2024-12-10 00:04:00</text:p>
          </table:table-cell>
          <table:table-cell table:style-name="Table1.A1" office:value-type="string">
            <text:p text:style-name="Table_20_Contents">37.4</text:p>
          </table:table-cell>
          <table:table-cell table:style-name="Table1.A1" office:value-type="string">
            <text:p text:style-name="Table_20_Contents">-122.4</text:p>
          </table:table-cell>
          <table:table-cell table:style-name="Table1.A1" office:value-type="string">
            <text:p text:style-name="Table_20_Contents">20.0</text:p>
          </table:table-cell>
        </table:table-row>
        <table:table-row table:style-name="TableLine93899109795024">
          <table:table-cell table:style-name="Table1.A1" office:value-type="string">
            <text:p text:style-name="Table_20_Contents">2024-12-10 00:05:00</text:p>
          </table:table-cell>
          <table:table-cell table:style-name="Table1.A1" office:value-type="string">
            <text:p text:style-name="Table_20_Contents">37.5</text:p>
          </table:table-cell>
          <table:table-cell table:style-name="Table1.A1" office:value-type="string">
            <text:p text:style-name="Table_20_Contents">-122.5</text:p>
          </table:table-cell>
          <table:table-cell table:style-name="Table1.A1" office:value-type="string">
            <text:p text:style-name="Table_20_Contents">22.0</text:p>
          </table:table-cell>
        </table:table-row>
      </table:table>
      <text:h text:style-name="Heading_20_3" text:outline-level="3">Step-by-Step Example to Create X and Y:</text:h>
      <text:h text:style-name="Heading_20_4" text:outline-level="4">Step 1: Define Window Size and Prediction Horizon</text:h>
      <text:p text:style-name="Text_20_body">Let's assume:</text:p>
      <text:list xml:id="list2941257096" text:style-name="L3">
        <text:list-item>
          <text:p text:style-name="P8"><text:span text:style-name="Strong_20_Emphasis">Window Size (input sequence length)</text:span> = 3</text:p>
        </text:list-item>
        <text:list-item>
          <text:p text:style-name="P3"><text:span text:style-name="Strong_20_Emphasis">Prediction Horizon (output sequence length)</text:span> = 2</text:p>
        </text:list-item>
      </text:list>
      <text:h text:style-name="Heading_20_4" text:outline-level="4">Step 2: Creating Sequences</text:h>
      <text:p text:style-name="Text_20_body">For each time point, we will create an input sequence X that consists of the previous 3 time steps and a target sequence Y that consists of the next 2 time steps.</text:p>
      <text:list xml:id="list3776590858" text:style-name="L4">
        <text:list-item>
          <text:p text:style-name="P4">For time step 0 (index 0), the sequence X is:</text:p>
          <text:p text:style-name="P4">X0​=[LAT0​,LON0​,SOG0​,LAT1​,LON1​,SOG1​,LAT2​,LON2​,SOG2​]=[37.0,−122.0,5.0,37.1,−122.1,8.0,37.2,−122.2,15.0]</text:p>
          <text:p text:style-name="P4">The corresponding target sequence Y0​ is:</text:p>
          <text:p text:style-name="P9">Y0​=[LAT3​,LON3​,SOG3​,LAT4​,LON4​,SOG4​]=[37.3,−122.3,18.0,37.4,−122.4,20.0]</text:p>
        </text:list-item>
        <text:list-item>
          <text:p text:style-name="P4">For time step 1 (index 1), the sequence X is:</text:p>
          <text:p text:style-name="P4">X1​=[LAT1​,LON1​,SOG1​,LAT2​,LON2​,SOG2​,LAT3​,LON3​,SOG3​]=[37.1,−122.1,8.0,37.2,−122.2,15.0,37.3,−122.3,18.0]</text:p>
          <text:p text:style-name="P4"><text:soft-page-break/>The corresponding target sequence Y1​ is:</text:p>
          <text:p text:style-name="P9">Y1​=[LAT4​,LON4​,SOG4​,LAT5​,LON5​,SOG5​]=[37.4,−122.4,20.0,37.5,−122.5,22.0]</text:p>
        </text:list-item>
        <text:list-item>
          <text:p text:style-name="P4">For time step 2 (index 2), the sequence X is:</text:p>
          <text:p text:style-name="P4">X2​=[LAT2​,LON2​,SOG2​,LAT3​,LON3​,SOG3​,LAT4​,LON4​,SOG4​]=[37.2,−122.2,15.0,37.3,−122.3,18.0,37.4,−122.4,20.0]</text:p>
          <text:p text:style-name="P4">The corresponding target sequence Y2​ is:</text:p>
          <text:p text:style-name="P4">Y2​=[LAT5​,LON5​,SOG5​]=[37.5,−122.5,22.0]</text:p>
        </text:list-item>
      </text:list>
      <text:h text:style-name="Heading_20_4" text:outline-level="4">Step 3: Summary of Sequenc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3899174122352">
            <table:table-cell table:style-name="Table2.A1" office:value-type="string">
              <text:p text:style-name="Table_20_Heading"><text:span text:style-name="Strong_20_Emphasis">Index</text:span></text:p>
            </table:table-cell>
            <table:table-cell table:style-name="Table2.A1" office:value-type="string">
              <text:p text:style-name="Table_20_Heading"><text:span text:style-name="Strong_20_Emphasis">X (Input Sequence)</text:span></text:p>
            </table:table-cell>
            <table:table-cell table:style-name="Table2.A1" office:value-type="string">
              <text:p text:style-name="Table_20_Heading"><text:span text:style-name="Strong_20_Emphasis">Y (Output Sequence)</text:span></text:p>
            </table:table-cell>
          </table:table-row>
        </table:table-header-rows>
        <table:table-row table:style-name="TableLine93899174122352"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[37.0, -122.0, 5.0, 37.1, -122.1, 8.0, 37.2, -122.2, 15.0]</text:p>
          </table:table-cell>
          <table:table-cell table:style-name="Table2.A1" office:value-type="string">
            <text:p text:style-name="Table_20_Contents">[37.3, -122.3, 18.0, 37.4, -122.4, 20.0]</text:p>
          </table:table-cell>
        </table:table-row>
        <table:table-row table:style-name="TableLine93899174122352"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[37.1, -122.1, 8.0, 37.2, -122.2, 15.0, 37.3, -122.3, 18.0]</text:p>
          </table:table-cell>
          <table:table-cell table:style-name="Table2.A1" office:value-type="string">
            <text:p text:style-name="Table_20_Contents">[37.4, -122.4, 20.0, 37.5, -122.5, 22.0]</text:p>
          </table:table-cell>
        </table:table-row>
        <table:table-row table:style-name="TableLine93899174122352"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[37.2, -122.2, 15.0, 37.3, -122.3, 18.0, 37.4, -122.4, 20.0]</text:p>
          </table:table-cell>
          <table:table-cell table:style-name="Table2.A1" office:value-type="string">
            <text:p text:style-name="Table_20_Contents">[37.5, -122.5, 22.0]</text:p>
          </table:table-cell>
        </table:table-row>
      </table:table>
      <text:h text:style-name="Heading_20_3" text:outline-level="3">General Process to Create X and Y:</text:h>
      <text:list xml:id="list2909190964" text:style-name="L5">
        <text:list-item>
          <text:p text:style-name="P5"><text:span text:style-name="Strong_20_Emphasis">Create Input Sequences</text:span> X:</text:p>
          <text:list>
            <text:list-item>
              <text:p text:style-name="P10">For each time step t, use the previous  sizewindow size time steps as input.</text:p>
            </text:list-item>
            <text:list-item>
              <text:p text:style-name="P10">For example, for a window size of 3, for time t=2, the input sequence X will be the data from time steps t−3,t−2,t−1.</text:p>
            </text:list-item>
          </text:list>
        </text:list-item>
        <text:list-item>
          <text:p text:style-name="P5"><text:span text:style-name="Strong_20_Emphasis">Create Output Sequences</text:span> Y:</text:p>
          <text:list>
            <text:list-item>
              <text:p text:style-name="P10">For each time step t, the output sequence Y will be the next  horizonprediction horizon time steps.</text:p>
            </text:list-item>
            <text:list-item>
              <text:p text:style-name="P5">For example, for a prediction horizon of 2, for time t=2, the output sequence Y will be the data from time steps t+1,t+2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1T20:54:55.726973181</meta:creation-date>
    <dc:date>2024-12-11T20:55:13.330592162</dc:date>
    <meta:editing-duration>PT18S</meta:editing-duration>
    <meta:editing-cycles>1</meta:editing-cycles>
    <meta:document-statistic meta:table-count="2" meta:image-count="0" meta:object-count="0" meta:page-count="2" meta:paragraph-count="76" meta:word-count="453" meta:character-count="2980" meta:non-whitespace-character-count="2093"/>
    <meta:generator>LibreOffice/6.4.7.2$Linux_X86_64 LibreOffice_project/40$Build-2</meta:generator>
  </office:meta>
</office:document-meta>
</file>